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01cm" draw:transform="skewX (-0.00122173047639603) rotate (-1.55369210012535) translate (6.25855092428229cm 3.5532879325248cm)" svg:viewBox="0 0 4240 802" svg:d="M346 713c451-80 1161-49 1778-42s1719 167 1976 123c259-39 145-667-219-709-366-42-883-33-1801-37s-1488-23-1995-48c-142 2-137 745 261 713z">
          <text:p/>
        </draw:path>
        <draw:path draw:style-name="gr1" draw:text-style-name="P1" draw:layer="layout" svg:width="0.903cm" svg:height="0.661cm" draw:transform="rotate (-2.15757602131539) translate (6.3678244404371cm 7.395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4.239cm" svg:height="0.823cm" draw:transform="skewX (-0.00122173047639603) rotate (-1.55369210012535) translate (4.2440755550938cm 3.7214232125799cm)" svg:viewBox="0 0 4240 824" svg:d="M347 742c452-79 1135-125 1752-119 617 7 1743 240 2000 195 259-38 145-666-219-709-365-42-906-105-1824-109s-1464 49-1972 25c-142 1-135 749 263 717z">
          <text:p/>
        </draw:path>
        <draw:path draw:style-name="gr1" draw:text-style-name="P1" draw:layer="layout" svg:width="0.903cm" svg:height="0.661cm" draw:transform="rotate (-2.15757602131539) translate (4.3288244404371cm 7.56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2cm" svg:height="6.08cm" draw:transform="rotate (-1.55281943549936) translate (8.02283334859211cm 2.9406480753924cm)" svg:viewBox="0 0 1201 6081" svg:d="M1199 5954c-49-197-300-1923-364-3003-63-1079-34-2498-21-2604 12-107-817-512-814-272 4 239 52 2276 112 2971 59 696 232 2479 301 2883 30 171 833 223 786 25z">
          <text:p/>
        </draw:path>
        <draw:path draw:style-name="gr1" draw:text-style-name="P1" draw:layer="layout" svg:width="0.903cm" svg:height="0.661cm" draw:transform="skewX (0.00122173047639592) rotate (-2.15687788961459) translate (6.3866401432275cm 3.644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8.2876244787324cm 3.09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592) rotate (-2.15687788961459) translate (4.34764014322751cm 3.81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206) rotate (-2.1556561591382) translate (2.6753069992837cm 3.58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6:30.406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